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d684" officeooo:paragraph-rsid="004deb0d"/>
    </style:style>
    <style:style style:name="P2" style:family="paragraph" style:parent-style-name="Text_20_body">
      <style:text-properties officeooo:rsid="0037047d" officeooo:paragraph-rsid="0037047d"/>
    </style:style>
    <style:style style:name="P3" style:family="paragraph" style:parent-style-name="Text_20_body">
      <style:text-properties officeooo:rsid="0037047d" officeooo:paragraph-rsid="00381b82"/>
    </style:style>
    <style:style style:name="P4" style:family="paragraph" style:parent-style-name="Text_20_body">
      <style:text-properties officeooo:rsid="0037047d" officeooo:paragraph-rsid="003a22cc"/>
    </style:style>
    <style:style style:name="P5" style:family="paragraph" style:parent-style-name="Text_20_body">
      <style:text-properties officeooo:rsid="001e3346" officeooo:paragraph-rsid="001e3346"/>
    </style:style>
    <style:style style:name="P6" style:family="paragraph" style:parent-style-name="Text_20_body">
      <style:text-properties officeooo:rsid="00469fe2" officeooo:paragraph-rsid="00469fe2"/>
    </style:style>
    <style:style style:name="P7" style:family="paragraph" style:parent-style-name="Text_20_body">
      <style:text-properties officeooo:rsid="005421ec" officeooo:paragraph-rsid="005b7805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text-properties officeooo:rsid="001e3346" officeooo:paragraph-rsid="001e3346"/>
    </style:style>
    <style:style style:name="P10" style:family="paragraph" style:parent-style-name="Standard">
      <style:text-properties officeooo:rsid="0043bdb6" officeooo:paragraph-rsid="001e3346"/>
    </style:style>
    <style:style style:name="P11" style:family="paragraph" style:parent-style-name="Heading_20_2">
      <style:text-properties officeooo:rsid="0061957c"/>
    </style:style>
    <style:style style:name="P12" style:family="paragraph" style:parent-style-name="Text_20_body">
      <style:text-properties officeooo:rsid="003ad5eb" officeooo:paragraph-rsid="00646ed4"/>
    </style:style>
    <style:style style:name="T1" style:family="text">
      <style:text-properties officeooo:rsid="003df324"/>
    </style:style>
    <style:style style:name="T2" style:family="text">
      <style:text-properties fo:color="#000000" style:font-name="Consolas" fo:font-size="9.5pt" fo:background-color="#ffffff" loext:char-shading-value="0" style:font-size-asian="9.5pt"/>
    </style:style>
    <style:style style:name="T3" style:family="text">
      <style:text-properties officeooo:rsid="0051ba19"/>
    </style:style>
    <style:style style:name="T4" style:family="text">
      <style:text-properties officeooo:rsid="0054d80f"/>
    </style:style>
    <style:style style:name="T5" style:family="text">
      <style:text-properties fo:font-style="italic" officeooo:rsid="0054d80f" style:font-style-asian="italic" style:font-style-complex="italic"/>
    </style:style>
    <style:style style:name="T6" style:family="text">
      <style:text-properties fo:font-style="italic" officeooo:rsid="0056693d" style:font-style-asian="italic" style:font-style-complex="italic"/>
    </style:style>
    <style:style style:name="T7" style:family="text">
      <style:text-properties fo:font-style="normal" officeooo:rsid="0056693d" style:font-style-asian="normal" style:font-style-complex="normal"/>
    </style:style>
    <style:style style:name="T8" style:family="text">
      <style:text-properties officeooo:rsid="005b7805"/>
    </style:style>
    <style:style style:name="T9" style:family="text">
      <style:text-properties officeooo:rsid="005bf374"/>
    </style:style>
    <style:style style:name="T10" style:family="text">
      <style:text-properties fo:color="#2b91af" style:font-name="Consolas" fo:font-size="9.5pt" fo:background-color="#ffffff" loext:char-shading-value="0" style:font-size-asian="9.5pt"/>
    </style:style>
    <style:style style:name="T11" style:family="text">
      <style:text-properties fo:color="#808080" style:font-name="Consolas" fo:font-size="9.5pt" fo:background-color="#ffffff" loext:char-shading-value="0" style:font-size-asian="9.5pt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font-size="7pt" officeooo:rsid="003a148c" style:font-size-asian="7pt" style:font-size-complex="7pt"/>
    </style:style>
    <style:style style:name="T14" style:family="text">
      <style:text-properties fo:font-size="7pt" officeooo:rsid="002efa7f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Memory blocks</text:h>
      <text:p text:style-name="P12"><text:span text:style-name="T13">190502</text:span><text:span text:style-name="T14">, updated 1</text:span><text:span text:style-name="T13">9</text:span><text:span text:style-name="T14">.5.2019/pekka</text:span></text:p>
      <text:p text:style-name="P12">A memory block is byte array which is copied from a device to another. </text:p>
      <text:p text:style-name="P1"/>
      <text:p text:style-name="P2">A memory block in device A is copied to identical memory block in device B. If the memory blocks have different size, the extra data is ignored.</text:p>
      <text:p text:style-name="P2"/>
      <text:p text:style-name="P2">Communication between two devices typically involves several memory blocks, for example IO board blocks could be "binary inputs", "analog inputs" and "binary outputs". <text:s/>When <text:span text:style-name="T3">deciding</text:span> how to divide data into memory blocks, consider also synchronization and <text:span text:style-name="T3">how often input data changes</text:span>. If some data changes quickly and some is static, these should be in different groups. Data which need to be synchronized <text:span text:style-name="T1">(transferred in specific order)</text:span>, like "my data array" and "data array ready" bit, need to be in the same memory block.</text:p>
      <text:p text:style-name="P2"/>
      <text:p text:style-name="P3">A memory block is presented by iocMemoryBlock structure. <text:span text:style-name="T9">The structure </text:span>stores pointers to buffers, flags and state information. <text:s/>A memory block structure is initialized by:</text:p>
      <text:p text:style-name="P4"><text:s/></text:p>
      <text:p text:style-name="P8"><text:span text:style-name="T10">iocMemoryBlock</text:span><text:span text:style-name="T2"> *ioc_initialize_memory_block(</text:span></text:p>
      <text:p text:style-name="Standard"><text:span text:style-name="T2"><text:s text:c="4"/></text:span><text:span text:style-name="T10">iocMemoryBlock</text:span><text:span text:style-name="T2"> *</text:span><text:span text:style-name="T11">mblk</text:span><text:span text:style-name="T2">,</text:span></text:p>
      <text:p text:style-name="Standard"><text:span text:style-name="T2"><text:s text:c="4"/></text:span><text:span text:style-name="T10">iocRoot</text:span><text:span text:style-name="T2"> *</text:span><text:span text:style-name="T11">root</text:span><text:span text:style-name="T2">,</text:span></text:p>
      <text:p text:style-name="Standard"><text:span text:style-name="T2"><text:s text:c="4"/></text:span><text:span text:style-name="T12">int</text:span><text:span text:style-name="T2"> </text:span><text:span text:style-name="T11">mblk_nr</text:span><text:span text:style-name="T2">,</text:span></text:p>
      <text:p text:style-name="Standard"><text:span text:style-name="T2"><text:s text:c="4"/></text:span><text:span text:style-name="T10">os_uchar</text:span><text:span text:style-name="T2"> *</text:span><text:span text:style-name="T11">buf</text:span><text:span text:style-name="T2">,</text:span></text:p>
      <text:p text:style-name="Standard"><text:span text:style-name="T2"><text:s text:c="4"/></text:span><text:span text:style-name="T12">int</text:span><text:span text:style-name="T2"> </text:span><text:span text:style-name="T11">nbytes</text:span><text:span text:style-name="T2">,</text:span></text:p>
      <text:p text:style-name="Standard"><text:span text:style-name="T2"><text:s text:c="4"/></text:span><text:span text:style-name="T12">int</text:span><text:span text:style-name="T2"> </text:span><text:span text:style-name="T11">flags</text:span><text:span text:style-name="T2">);</text:span></text:p>
      <text:p text:style-name="P8"/>
      <text:p text:style-name="P6"><text:span text:style-name="T4">If </text:span><text:span text:style-name="T5">mblk</text:span><text:span text:style-name="T4"> argument is OS_NULL, the function allocates memory for the memory block structure. Otherwise it initializes a memory block in application allocated memory block structure. Memory block data size is </text:span><text:span text:style-name="T5">nbytes. </text:span><text:span text:style-name="T7">Data buffer </text:span><text:span text:style-name="T6">buf</text:span><text:span text:style-name="T7"> <text:s/>is </text:span><text:span text:style-name="T4">optional and can be OS_NULL (buffer allocated by this function). If buf pointer is given, it must be pointer to nbytes of memory. </text:span>Memory block identifier number mblk_nr identifies which memory block this is, for example IOC_INPUT_MBLK. <text:span text:style-name="T8">If application gives either mblk or buf as argument, these must stay in memory until ioc_release_memory_block is called. </text:span></text:p>
      <text:p text:style-name="P6"/>
      <text:p text:style-name="P7">Once a memory block is no longer needed, it should be released by calling ioc_release_memory_block function. If the memory block and/or the buffer were allocated by ioc_initialize_memory_block function, the allocated memory is released by this function. </text:p>
      <text:p text:style-name="P5"/>
      <text:p text:style-name="P9"><text:span text:style-name="T12">void</text:span><text:span text:style-name="T2"> ioc_release_memory_block(</text:span></text:p>
      <text:p text:style-name="P9"><text:span text:style-name="T2"><text:s text:c="4"/></text:span><text:span text:style-name="T10">iocMemoryBlock</text:span><text:span text:style-name="T2"> *</text:span><text:span text:style-name="T11">mblk</text:span><text:span text:style-name="T2">)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14:55.768000000</dc:date>
    <meta:editing-duration>PT1H36M59S</meta:editing-duration>
    <meta:editing-cycles>70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8" meta:word-count="299" meta:character-count="2009" meta:non-whitespace-character-count="1692"/>
  </office:meta>
</office:document-meta>
</file>